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d240" officeooo:paragraph-rsid="0019d240"/>
    </style:style>
    <style:style style:name="P2" style:family="paragraph" style:parent-style-name="Standard">
      <style:text-properties officeooo:rsid="001b5cbd" officeooo:paragraph-rsid="001b5cbd"/>
    </style:style>
    <style:style style:name="P3" style:family="paragraph" style:parent-style-name="Standard">
      <style:text-properties officeooo:rsid="001ca2da" officeooo:paragraph-rsid="001ca2da"/>
    </style:style>
    <style:style style:name="P4" style:family="paragraph" style:parent-style-name="Standard">
      <style:text-properties officeooo:rsid="001cbe80" officeooo:paragraph-rsid="00383f96"/>
    </style:style>
    <style:style style:name="P5" style:family="paragraph" style:parent-style-name="Standard">
      <style:text-properties officeooo:rsid="001cbe80" officeooo:paragraph-rsid="0040bb89"/>
    </style:style>
    <style:style style:name="P6" style:family="paragraph" style:parent-style-name="Standard">
      <style:text-properties officeooo:rsid="004772b5" officeooo:paragraph-rsid="00661224"/>
    </style:style>
    <style:style style:name="P7" style:family="paragraph" style:parent-style-name="Standard">
      <style:text-properties officeooo:rsid="00545251" officeooo:paragraph-rsid="00545251"/>
    </style:style>
    <style:style style:name="P8" style:family="paragraph" style:parent-style-name="Standard">
      <style:text-properties officeooo:rsid="005c00a4" officeooo:paragraph-rsid="005c00a4"/>
    </style:style>
    <style:style style:name="P9" style:family="paragraph" style:parent-style-name="Standard">
      <style:text-properties officeooo:rsid="005d73ee" officeooo:paragraph-rsid="005d73ee"/>
    </style:style>
    <style:style style:name="P10" style:family="paragraph" style:parent-style-name="Standard">
      <style:text-properties officeooo:rsid="005d73ee" officeooo:paragraph-rsid="005e923d"/>
    </style:style>
    <style:style style:name="P11" style:family="paragraph" style:parent-style-name="Standard">
      <style:text-properties officeooo:rsid="005e923d" officeooo:paragraph-rsid="005e923d"/>
    </style:style>
    <style:style style:name="P12" style:family="paragraph" style:parent-style-name="Standard">
      <style:text-properties officeooo:rsid="00614ac8" officeooo:paragraph-rsid="00614ac8"/>
    </style:style>
    <style:style style:name="P13" style:family="paragraph" style:parent-style-name="Standard">
      <style:text-properties officeooo:rsid="00637ca5" officeooo:paragraph-rsid="00637ca5"/>
    </style:style>
    <style:style style:name="P14" style:family="paragraph" style:parent-style-name="Standard">
      <style:text-properties officeooo:rsid="00661224" officeooo:paragraph-rsid="00661224"/>
    </style:style>
    <style:style style:name="P15" style:family="paragraph" style:parent-style-name="Standard">
      <style:text-properties officeooo:rsid="0068f123" officeooo:paragraph-rsid="00637ca5"/>
    </style:style>
    <style:style style:name="P16" style:family="paragraph" style:parent-style-name="Standard">
      <style:text-properties officeooo:rsid="0068f123" officeooo:paragraph-rsid="0068f123"/>
    </style:style>
    <style:style style:name="P17" style:family="paragraph" style:parent-style-name="Standard">
      <style:text-properties officeooo:rsid="0068f123" officeooo:paragraph-rsid="006a61de"/>
    </style:style>
    <style:style style:name="P18" style:family="paragraph" style:parent-style-name="Standard">
      <style:text-properties officeooo:rsid="00710e7a" officeooo:paragraph-rsid="00710e7a"/>
    </style:style>
    <style:style style:name="P19" style:family="paragraph" style:parent-style-name="Standard">
      <style:text-properties officeooo:rsid="0073a829" officeooo:paragraph-rsid="0073a829"/>
    </style:style>
    <style:style style:name="P20" style:family="paragraph" style:parent-style-name="Standard">
      <style:text-properties officeooo:rsid="007782a5" officeooo:paragraph-rsid="007782a5"/>
    </style:style>
    <style:style style:name="P21" style:family="paragraph" style:parent-style-name="Standard">
      <style:text-properties officeooo:rsid="007ce5d2" officeooo:paragraph-rsid="007ce5d2"/>
    </style:style>
    <style:style style:name="P22" style:family="paragraph" style:parent-style-name="Standard">
      <style:text-properties officeooo:rsid="007dd7b3" officeooo:paragraph-rsid="007dd7b3"/>
    </style:style>
    <style:style style:name="P23" style:family="paragraph" style:parent-style-name="Standard">
      <style:text-properties officeooo:rsid="001d4f1f" officeooo:paragraph-rsid="004772b5"/>
    </style:style>
    <style:style style:name="P24" style:family="paragraph" style:parent-style-name="Standard">
      <style:text-properties officeooo:rsid="001d4f1f" officeooo:paragraph-rsid="00383f96"/>
    </style:style>
    <style:style style:name="P25" style:family="paragraph" style:parent-style-name="Standard">
      <style:text-properties officeooo:rsid="007dd7b3" officeooo:paragraph-rsid="007dd7b3"/>
    </style:style>
    <style:style style:name="P26" style:family="paragraph" style:parent-style-name="Standard">
      <style:text-properties officeooo:rsid="0080ebb5" officeooo:paragraph-rsid="0080ebb5"/>
    </style:style>
    <style:style style:name="P27" style:family="paragraph" style:parent-style-name="Standard">
      <style:text-properties officeooo:rsid="007ce5d2" officeooo:paragraph-rsid="007ce5d2"/>
    </style:style>
    <style:style style:name="P28" style:family="paragraph" style:parent-style-name="Standard">
      <style:text-properties officeooo:rsid="00829a9b" officeooo:paragraph-rsid="00829a9b"/>
    </style:style>
    <style:style style:name="T1" style:family="text">
      <style:text-properties officeooo:rsid="001b5cbd"/>
    </style:style>
    <style:style style:name="T2" style:family="text">
      <style:text-properties fo:font-style="italic" style:font-style-asian="italic" style:font-style-complex="italic"/>
    </style:style>
    <style:style style:name="T3" style:family="text">
      <style:text-properties officeooo:rsid="001d4f1f"/>
    </style:style>
    <style:style style:name="T4" style:family="text">
      <style:text-properties officeooo:rsid="0048c0bf"/>
    </style:style>
    <style:style style:name="T5" style:family="text">
      <style:text-properties officeooo:rsid="0055326f"/>
    </style:style>
    <style:style style:name="T6" style:family="text">
      <style:text-properties officeooo:rsid="005d53a9"/>
    </style:style>
    <style:style style:name="T7" style:family="text">
      <style:text-properties officeooo:rsid="005e923d"/>
    </style:style>
    <style:style style:name="T8" style:family="text">
      <style:text-properties officeooo:rsid="005fd31f"/>
    </style:style>
    <style:style style:name="T9" style:family="text">
      <style:text-properties officeooo:rsid="006175b4"/>
    </style:style>
    <style:style style:name="T10" style:family="text">
      <style:text-properties officeooo:rsid="00656814"/>
    </style:style>
    <style:style style:name="T11" style:family="text">
      <style:text-properties officeooo:rsid="00677a04"/>
    </style:style>
    <style:style style:name="T12" style:family="text">
      <style:text-properties officeooo:rsid="006a61de"/>
    </style:style>
    <style:style style:name="T13" style:family="text">
      <style:text-properties officeooo:rsid="0072384d"/>
    </style:style>
    <style:style style:name="T14" style:family="text">
      <style:text-properties officeooo:rsid="00746e66"/>
    </style:style>
    <style:style style:name="T15" style:family="text">
      <style:text-properties officeooo:rsid="00793a77"/>
    </style:style>
    <style:style style:name="T16" style:family="text">
      <style:text-properties officeooo:rsid="007f11f1"/>
    </style:style>
    <style:style style:name="T17" style:family="text">
      <style:text-properties officeooo:rsid="00812f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 What is the <text:span text:style-name="T1">meaning of</text:span> <text:span text:style-name="T2">functional</text:span> in the title?</text:p>
      <text:p text:style-name="P1">A: It comes from <text:span text:style-name="T2">functional</text:span> programming, as in Haskell.</text:p>
      <text:p text:style-name="P1"/>
      <text:p text:style-name="P2">Q: What is functional modelling?</text:p>
      <text:p text:style-name="P2">A: I have to admit that the PhD does not really focus on modelling techniques, but mainly focuses on implementation and verification and validation. But one can say that we can speak about functional modelling by <text:span text:style-name="T2">functionally specifying</text:span> a model either in pure Haskell-Code or functional Pseudo-Code or even in Category-Theory.</text:p>
      <text:p text:style-name="P2"/>
      <text:p text:style-name="P3">Q: What the heck is bilateral decentralized bartering?</text:p>
      <text:p text:style-name="P5">A: <text:span text:style-name="T3">Exchange of two different goods without a central authority e.g. a pair of Shoes for new Trousers or as it happens in Sugarscape: Sugar against Spice.</text:span></text:p>
      <text:p text:style-name="P5"/>
      <text:p text:style-name="P23">It is worth noting that in the Book “Debt the last 5000 years” David Graeber refuted the myth about bartering: that in early days there only existed primitve societies which only relied on barter but then switched to money because it solved the double-coincidence problem (need 2 parties which need to match). Graeber showed that this was actually never the case and that it is a myth created by Economists which to this day ignore a vast array of Antropological research into this topic which clearly showed that this kind of barter never existed (and could not exist). Also it seems to have a thought-error by assuming that the societies back then were equally the same as ours (split labour, where everyone has its own specific job) just without money: this is impossible because it could not have developed in this way. Also in small communities where there exists mutual trust in each other, exchange of goods is happening freely because everyone knows if he/she needs something, the community will give it to him/her.</text:p>
      <text:p text:style-name="P23"><text:line-break/>Still this is not the point of this research, we accept this kind of barter and look into the Economic dynamics of it: under which circumstances an equilibrium “price” is established. Under equilibrium we understand that the price won’t change anymore or just deviates in very minor fractions around a specific level. As price we understand the ratio of exchange between the two goods A and B.</text:p>
      <text:p text:style-name="P24">The problem of this is that initially there is no established price, it evolves endogenous in the system and is driven by the agents utilities: how much of the goods A and B do I need? The utility is directly linked to the survival of the agent: if the agent runs out of either good it will simply die. Basically the utility says: “the less of good A I have, the more I am willing to exchange good B for it (and vice versa)”.<text:line-break/>So the question is whether in the setting of SugarScape an equilibrium price is established or not. Epstein and Axtell showed that it is only possible under the idealized assumptions that agents don’t die of age.</text:p>
      <text:p text:style-name="P4"/>
      <text:p text:style-name="P7">Q: What is PURE functional programming?</text:p>
      <text:p text:style-name="P7">A: Pure says that one is explicit about side-effects <text:span text:style-name="T5">of a function</text:span>. This is achieved through <text:span text:style-name="T5">types of a function: depending on the type of a function, different kinds of side-effects can be accomplished. In the end it all boils down on how functions are composed which depends on the type, where the type is always a Monad. An example is the IO Monad: functions which have the type IO (their return type is of IO), can interact with the “outside” world: e.g. can write/read files, modify global references,… Note that functions which are pure are guaranteed to not have side-effects, this removes a huge class of bugs from code.</text:span></text:p>
      <text:p text:style-name="P8">Q: So… OO is bad?</text:p>
      <text:p text:style-name="P8">A: No, it is bad if it is done wrong. Wrong means: programming Objects in a way that they can’t be composed. We agree that OO is much better suited to implement containers e.g. Lists, Vectors,… but these are only utilities and real programs are constructed out of much more complex objects. The real problem is that because of sharing of references one creates invisible dependencies and thus cannot rule out bugs through side-effects (see pure functional programming). A solution would <text:soft-page-break/>be to <text:span text:style-name="T6">fall back to the way of OO as Alan Kay has proposed it where objects communicate through immutable messages instead of method-calls, where are no references and the only interface to an object is its message-protocoll.</text:span></text:p>
      <text:p text:style-name="P8"/>
      <text:p text:style-name="P9">Q: What are the SOLID principles?</text:p>
      <text:p text:style-name="P10">A: <text:span text:style-name="T8">(from Wikipedia)</text:span><text:line-break/><text:span text:style-name="T7">Single responsibility: a class should have only one responsibility<text:line-break/>Open/closed principle: software entities … should be open for extension, but closed for modification</text:span></text:p>
      <text:p text:style-name="P11">Liskov substitution principle: subtypes should be used where a supertype is expected without altering the correctness of that program</text:p>
      <text:p text:style-name="P11">Interface segregation principle: many client-specific interfaces are better than one general-purpose interface</text:p>
      <text:p text:style-name="P11">Dependency inversion principle: one should “depend upon abstractions, [not] concretions.</text:p>
      <text:p text:style-name="P11"/>
      <text:p text:style-name="P12">Q: What is behaviour activation?</text:p>
      <text:p text:style-name="P12">A: <text:span text:style-name="T9">Alan Kays objects could decide to ignore a message. An Objects of Java / C++ which receivese a message (=a method-call) cannot decide to ignore this. This is of high importance in ABS.</text:span></text:p>
      <text:p text:style-name="P12"/>
      <text:p text:style-name="P13">Q: What is Walrasian General Equilibrium?</text:p>
      <text:p text:style-name="P13">A: Assume that agents are price-takers: <text:span text:style-name="T11">FOR EACH PRICE </text:span>they say how much they <text:span text:style-name="T11">can aquire</text:span> of a specific good, then a CENTRAL AUCTIONEER, called the walrasian auctioneer collects all these information and then tries to find a price which satisfies the need of all agents. <text:span text:style-name="T10">In this equilibrium all agents are happy and no one can be made better off than making another agent worse – this equilibrium is Pareto-Efficient.</text:span></text:p>
      <text:p text:style-name="P14">Note the requirement of a central authority and a tatonement process: all agents submit their asks or bids (not prices!) and then the central authority finds a price which matches them.</text:p>
      <text:p text:style-name="P14"/>
      <text:p text:style-name="P6">Q: What is Pareto-Efficiency</text:p>
      <text:p text:style-name="P6">A: Assuming one wants to optimize a Function then <text:span text:style-name="T4">one has found pareto-efficiency when one cannot increase one dimension of the function without making the other dimension worse. The values which are pareto-efficient are called pareto-front. Pareto-Efficiency is important in the definition of General Equilibrium in Economics.</text:span></text:p>
      <text:p text:style-name="P15"/>
      <text:p text:style-name="P16">Q: What is a Category?</text:p>
      <text:p text:style-name="P17">A: <text:span text:style-name="T12">Objects and Mappings between Objects. Objects which have Identity-Mapping. Mapping between objects of must support Composition and Associativity.<text:line-break/>The best known category is e.g. a set, e.g. the set over the natural numbers</text:span></text:p>
      <text:p text:style-name="P17"/>
      <text:p text:style-name="P18">Q: What is dependent typed programing?</text:p>
      <text:p text:style-name="P18">A: Types can depend on each other e.g. you could have a tuple (a,b) where b &gt; n or b &lt; a. Or a Vector of a’s with a given length n. <text:span text:style-name="T13">This is not possible to formulate in a non-dependent language like Haskell where the length of a list is not known at compile-time.</text:span></text:p>
      <text:p text:style-name="P18"/>
      <text:p text:style-name="P19">Q: What is homoiconicity of LISP?</text:p>
      <text:p text:style-name="P19">A: That code and data are equal in LISP. <text:span text:style-name="T14">One can create lists of symbols and interpret these lists using the eval-function built into LISP. This allows for extreme power: programmatically construct a program which then gets executed.</text:span></text:p>
      <text:p text:style-name="P19"/>
      <text:p text:style-name="P20">Q: What is the efficient market hypothesis?</text:p>
      <text:p text:style-name="P20"><text:soft-page-break/>A: It says that <text:span text:style-name="T15">that the price of an asset </text:span>relfect<text:span text:style-name="T15">s</text:span> all <text:span text:style-name="T15">available</text:span> information.<text:line-break/>Note that this is a very contradictiory hypothesis: why then exists so much speculation? Why is there any price-volatility at all?</text:p>
      <text:p text:style-name="P20"/>
      <text:p text:style-name="P21">Q: What is a closure?</text:p>
      <text:p text:style-name="P21">A: <text:span text:style-name="T17">In Haskell one can return from a function a newly constructed function using lambdas. In such a lambda-expression one can use variables which are bound in the surrounding context of the lambda. This lambda is then a closure for such a variable as this variable is accessible still within this lambda. Example</text:span></text:p>
      <text:p text:style-name="P21"/>
      <text:p text:style-name="P28">foo :: Int → (String → Int)</text:p>
      <text:p text:style-name="P28">foo x = \str → str ++ show x</text:p>
      <text:p text:style-name="P21"/>
      <text:p text:style-name="P22">Q: What is a continuation?</text:p>
      <text:p text:style-name="P22">A: <text:span text:style-name="T16">Allows to program computations which can be interrupted and resumed. It represents a future of a computation. Made possible by higher-order functions an closures. Basically it is implemented as a function which can return a function which can return a function which can return a function which can return a function… These functions which are returned are the continuations and are all of the same type thus the type of a continuation is in fact a recursive data type:</text:span></text:p>
      <text:p text:style-name="P22"/>
      <text:p text:style-name="P26">newtype Cont r a = Cont { <text:s/>run :: ((a → r) → Co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13:00:18.104703438</meta:creation-date>
    <dc:date>2017-07-19T12:53:03.182180613</dc:date>
    <meta:editing-duration>PT4H17M33S</meta:editing-duration>
    <meta:editing-cycles>100</meta:editing-cycles>
    <meta:generator>LibreOffice/5.3.1.2$Linux_X86_64 LibreOffice_project/30m0$Build-2</meta:generator>
    <meta:document-statistic meta:table-count="0" meta:image-count="0" meta:object-count="0" meta:page-count="3" meta:paragraph-count="40" meta:word-count="1341" meta:character-count="7889" meta:non-whitespace-character-count="6585"/>
  </office:meta>
</office:document-meta>
</file>